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36381" style:font-weight-asian="bold" style:font-weight-complex="bold"/>
    </style:style>
    <style:style style:name="T3" style:family="text">
      <style:text-properties officeooo:rsid="000363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1. </text:span><text:span text:style-name="T1">VCenter</text:span> - встановленим vCenter у вас є центральна точка управління. vCenter Server дозволяє використовувати розширені функції vSphere, такі як vSphere Distributed Resource Scheduler (DRS), vSphere High Availability (HA), vSphere vMotion та vSphere Storage vMotion.</text:p>
      <text:p text:style-name="Standard"/>
      <text:p text:style-name="Standard"><text:span text:style-name="T2">2. </text:span><text:span text:style-name="T1">vSphere Client</text:span> є основним методом для системних адміністраторів та кінцевих користувачів для взаємодії з середовищем віртуального центру обробки даних, створеним VMware vSphere. vSphere керує набором об'єктів, які складають віртуальний центр обробки даних, включаючи хости, кластери, віртуальні машини, сховища даних та мережеві ресурси.</text:p>
      <text:p text:style-name="Standard"/>
      <text:p text:style-name="Standard"><text:span text:style-name="T2">3. </text:span><text:span text:style-name="T1">vSphere vMotion</text:span> - це функціонал, наданий компанією VMware, який дозволяє живе переміщення віртуальних машин (VM) з одного фізичного сервера на інший всередині віртуального середовища vSphere, без будь-яких перерв у обслуговуванні. Ось чому потрібна vSphere vMotion та які вона надає переваги:</text:p>
      <text:p text:style-name="Standard"/>
      <text:p text:style-name="Standard"><text:s text:c="4"/><text:span text:style-name="T1">Оптимізація ресурсів</text:span>: vMotion дозволяє адміністраторам динамічно балансувати навантаження між кількома фізичними серверами. Переміщення VM з перевантажених або недостатньо використовуваних серверів на ті, де доступно більше ресурсів, допомагає оптимізувати використання ресурсів і максимізувати продуктивність.</text:p>
      <text:p text:style-name="Standard"/>
      <text:p text:style-name="Standard"><text:s text:c="4"/><text:span text:style-name="T1">Планове обслуговування та оновлення</text:span>: vMotion спрощує безперервні міграції віртуальних машин між серверами під час запланованих обслуговувальних робіт, таких як оновлення апаратного забезпечення, встановлення патчів або оновлення програмного забезпечення. Це дозволяє адміністраторам виконувати обслуговування без відмови в обслуговуванні або переривання обслуговування для кінцевих користувачів.</text:p>
      <text:p text:style-name="Standard"/>
      <text:p text:style-name="Standard"><text:s text:c="3"/><text:span text:style-name="T1"><text:s/>Постійна доступність</text:span>: За допомогою vMotion віртуальні машини можуть бути переміщені між серверами без відмови. Це забезпечує постійну доступність додатків і послуг, навіть під час обслуговування апаратного забезпечення, оновлень програмного забезпечення або інших запланованих робіт.</text:p>
      <text:p text:style-name="Standard"/>
      <text:p text:style-name="Standard"><text:s text:c="3"/><text:span text:style-name="T1"><text:s/>Балансування навантаження</text:span>: vMotion може бути використаний для динамічного балансування навантаження між серверами на основі метрик використання ресурсів. Перерозподіл віртуальних машин між серверами допомагає адміністраторам забезпечити оптимальну продуктивність і запобігти перевантаженню окремих серверів.</text:p>
      <text:p text:style-name="Standard"/>
      <text:p text:style-name="Standard"><text:s text:c="4"/><text:span text:style-name="T1">Стійкість до відмов</text:span>: vMotion підтримує функції високої доступності (HA) та стійкості до відмов (FT) від VMware, забезпечуючи додаткову стійкість віртуалізованих середовищ. У разі відмови сервера віртуальні машини можуть автоматично бути переміщені на здорові сервери без перерви, мінімізуючи відмови та забезпечуючи безперервну роботу.</text:p>
      <text:p text:style-name="Standard"/>
      <text:p text:style-name="Standard"><text:s text:c="3"/><text:span text:style-name="T1"><text:s/>Міграція дата-центрів:</text:span> vMotion спрощує міграцію дата-центрів, дозволяючи живу міграцію віртуальних машин між фізичними серверами в різних локаціях дата-центру. Це спрощує процес консолідації, перенесення або розширення інфраструктури дата-центру без перебоїв в обслуговуванні.</text:p>
      <text:p text:style-name="Standard"/>
      <text:p text:style-name="Standard"><text:span text:style-name="T2">4. </text:span><text:span text:style-name="T1">ESX</text:span> в середовищі VMware vSphere є скороченням від "Elastic Sky X". ESX використовується як гіпервізор для віртуалізації обчислювальних ресурсів на фізичних серверах. Гіпервізор ESX відкриває доступ до ресурсів фізичного сервера для віртуальних машин та надає управління цими машинами.</text:p>
      <text:p text:style-name="Standard"/>
      <text:p text:style-name="Standard"><text:tab/><text:span text:style-name="T1">ESX гіпервізор</text:span> може встановлюватися на фізичний сервер безпосередньо або може використовуватися як частина інфраструктури, яка використовує віртуалізацію, така як <text:soft-page-break/>VMware vSphere. У випадку використання віртуальної інфраструктури vSphere, гіпервізор ESX працює в мережі віртуалізованих серверів, де він управляє обчислювальними ресурсами, щоб надавати віртуальним машинам доступ до обчислювальної потужності, пам'яті та інших ресурсів.</text:p>
      <text:p text:style-name="Standard"/>
      <text:p text:style-name="Standard"><text:tab/><text:span text:style-name="T1">Основна функція гіпервізора ESX </text:span>- це віртуалізація обчислювальних ресурсів, що дозволяє використовувати один фізичний сервер для запуску кількох ізольованих віртуальних машин. Це дозволяє підвищити ефективність використання обладнання, спростити управління та забезпечити гнучкість та масштабованість обчислювальних середовищ.</text:p>
      <text:p text:style-name="Standard"/>
      <text:p text:style-name="Standard"><text:span text:style-name="T2">5. </text:span><text:span text:style-name="T1">vSphere Standard Switch (VSS) та vSphere Distributed Switch (VDS)</text:span> - це два різних типи комутаторів у віртуалізаційному середовищі VMware vSphere. Ось основні відмінності між ними:</text:p>
      <text:p text:style-name="Standard"/>
      <text:p text:style-name="Standard"><text:s text:c="2"/><text:span text:style-name="T1"><text:s text:c="2"/>Архітектура:</text:span></text:p>
      <text:p text:style-name="Standard"><text:s text:c="8"/>VSS: VSS - це комутатор, який призначений для локального використання в рамках окремого фізичного сервера (хоста). Він працює тільки на рівні одного хоста і не має зв'язку з іншими хостами у віртуальній інфраструктурі.</text:p>
      <text:p text:style-name="Standard"><text:s text:c="8"/>VDS: VDS - це централізований комутатор, який управляється на рівні віртуальної інфраструктури. Він може бути розподіленим між кількома фізичними серверами (хостами) і дозволяє управляти мережевими налаштуваннями для всіх хостів з централізованої консолі управління.</text:p>
      <text:p text:style-name="Standard"/>
      <text:p text:style-name="Standard"><text:s text:c="4"/><text:span text:style-name="T1">Централізоване управління:</text:span></text:p>
      <text:p text:style-name="Standard"><text:s text:c="8"/>VSS: Налаштування VSS потрібно проводити окремо на кожному хості. Кожен комутатор VSS є самодостатнім і незалежним.</text:p>
      <text:p text:style-name="Standard"><text:s text:c="8"/>VDS: Управління налаштуваннями VDS проводиться з централізованої консолі управління. Це дозволяє забезпечити однорідність налаштувань мережі для всіх хостів, що використовують VDS.</text:p>
      <text:p text:style-name="Standard"/>
      <text:p text:style-name="Standard"><text:s text:c="4"/><text:span text:style-name="T1">Управління трафіком:</text:span></text:p>
      <text:p text:style-name="Standard"><text:s text:c="8"/>VSS: VSS обробляє мережевий трафік на рівні конкретного хоста. Кожен VSS є відокремленим від інших хостів у середовищі.</text:p>
      <text:p text:style-name="Standard"><text:s text:c="8"/>VDS: VDS забезпечує єдину точку керування для мережевого трафіку на рівні всієї віртуальної інфраструктури. Він може забезпечити глобальне управління мережевим трафіком та дозволяє використовувати різні функціональні можливості, такі як VLAN, тунелювання трафіку і QoS.</text:p>
      <text:p text:style-name="Standard"/>
      <text:p text:style-name="Standard"><text:s text:c="3"/><text:span text:style-name="T1"><text:s/>Масштабованість:</text:span></text:p>
      <text:p text:style-name="Standard"><text:s text:c="8"/>VSS: VSS може бути обмежений у масштабуванні, оскільки кожен комутатор призначений для конкретного хоста і не має зв'язку з іншими хостами.</text:p>
      <text:p text:style-name="Standard"><text:s text:c="8"/>VDS: VDS забезпечує більшу масштабованість, оскільки він може бути розподілений між кількома хостами і управляти налаштуваннями мережі для всіх цих хостів з централізованої консолі управління.</text:p>
      <text:p text:style-name="Standard"/>
      <text:p text:style-name="Standard"><text:span text:style-name="T3">6. </text:span>Давайте розглянемо приклад використання <text:span text:style-name="T1">SSO Identity Sources</text:span> у віртуальному середовищі VMware vSphere.</text:p>
      <text:p text:style-name="Standard"/>
      <text:p text:style-name="Standard"><text:tab/>Припустимо, що у вас є віртуальна інфраструктура VMware vSphere, яка складається з кількох хостів ESXi, керованих центральним сервером vCenter, а також Web-клієнта для керування цими ресурсами.</text:p>
      <text:p text:style-name="Standard"/>
      <text:p text:style-name="Standard"><text:soft-page-break/><text:tab/><text:span text:style-name="T1">У вашій організації ви маєте декілька джерел ідентифікації, таких як:</text:span></text:p>
      <text:p text:style-name="Standard"/>
      <text:p text:style-name="Standard"><text:tab/> <text:s text:c="3"/>Локальні облікові записи: Облікові записи, які створені безпосередньо в системі vSphere.</text:p>
      <text:p text:style-name="Standard"><text:tab/> <text:s text:c="3"/>Active Directory: Доменні облікові записи користувачів, які використовуються в вашій організації для централізованого управління ідентифікацією.</text:p>
      <text:p text:style-name="Standard"/>
      <text:p text:style-name="Standard"><text:tab/><text:span text:style-name="T1">SSO Identity Sources </text:span>дозволяють вам інтегрувати ці джерела ідентифікації для однорідного управління доступом до ресурсів vSphere.</text:p>
      <text:p text:style-name="Standard"/>
      <text:p text:style-name="Standard"><text:tab/>Наприклад, у вашому віртуальному середовищі ви налаштували SSO Identity Source для Active Directory. Це дозволяє користувачам входити в систему vSphere за допомогою своїх доменних облікових записів Active Directory, забезпечуючи єдину точку входу.</text:p>
      <text:p text:style-name="Standard"/>
      <text:p text:style-name="Standard"><text:tab/>Крім того, ви можете використовувати локальні облікові записи для користувачів, які не мають облікових записів у домені Active Directory або для невеликих груп користувачів, для яких це зручніше.</text:p>
      <text:p text:style-name="Standard"/>
      <text:p text:style-name="Standard"><text:tab/>За допомогою SSO Identity Sources адміністратор може керувати правами доступу до ресурсів віртуальної інфраструктури, використовуючи різні джерела ідентифікації, тим самим забезпечуючи безпеку та гнучкість в управлінні доступом користувачів.</text:p>
      <text:p text:style-name="Standard"/>
      <text:p text:style-name="Standard"><text:span text:style-name="T3">7. </text:span><text:span text:style-name="T1">SCSI (Small Computer System Interface) </text:span>- це стандартний інтерфейс для підключення зовнішніх пристроїв до комп'ютера, таких як жорсткі диски, приводи CD/DVD, пристрої зчитування карт пам'яті тощо. В контексті віртуальної інфраструктури, SCSI використовується для забезпечення доступу віртуальних машин до їх віртуальних дисків.</text:p>
      <text:p text:style-name="Standard"/>
      <text:p text:style-name="Standard"><text:tab/>Основні характеристики SCSI включають наступне:</text:p>
      <text:p text:style-name="Standard"/>
      <text:p text:style-name="Standard"><text:s text:c="4"/><text:span text:style-name="T1">Швидкість передачі даних:</text:span> SCSI може підтримувати високі швидкості передачі даних, що робить його ефективним для роботи з великими обсягами даних та вимогливими за ресурсами додатками.</text:p>
      <text:p text:style-name="Standard"/>
      <text:p text:style-name="Standard"><text:s text:c="4"/><text:span text:style-name="T1">Підтримка багатопристрійності:</text:span> SCSI дозволяє підключати до комп'ютера одночасно кілька пристроїв, так що можна створювати складні конфігурації з великою кількістю пристроїв.</text:p>
      <text:p text:style-name="Standard"/>
      <text:p text:style-name="Standard"><text:s text:c="4"/><text:span text:style-name="T1">Підтримка різноманітних пристроїв:</text:span> SCSI може бути використаний для підключення різноманітних пристроїв, таких як жорсткі диски, приводи оптичних дисків, принтери, сканери, магнітні стрічкові накопичувачі тощо.</text:p>
      <text:p text:style-name="Standard"/>
      <text:p text:style-name="Standard"><text:tab/>У віртуальній інфраструктурі VMware vSphere, віртуальні контролери SCSI забезпечують доступ віртуальних машин до їх віртуальних дисків, які можуть бути надані різними типами, такими як BusLogic Parallel, LSI Logic Parallel, LSI Logic SAS і VMware Paravirtual. Ці контролери є обраними типами SCSI, які можуть бачити і до яких може отримати доступ віртуальна машина у віртуальній інфраструктурі VMware vSphere.</text:p>
      <text:p text:style-name="Standard"/>
      <text:p text:style-name="Standard"><text:span text:style-name="T2">8. </text:span><text:span text:style-name="T1">iSCSI (Internet Small Computer System Interface)</text:span> - це протокол передачі даних, який дозволяє передавати блокові даний через мережу Ethernet. В основі iSCSI лежить ідея використання інфраструктури IP-мережі для забезпечення зв'язку між серверами і зберігальними пристроями через стандартний Ethernet. Цей протокол дозволяє зберігальним <text:soft-page-break/>пристроям (наприклад, масивам зберігання) виглядати як локальні диски для серверів, що використовують їх.</text:p>
      <text:p text:style-name="Standard"/>
      <text:p text:style-name="P1">Основні характеристики і переваги iSCSI включають:</text:p>
      <text:p text:style-name="Standard"/>
      <text:p text:style-name="Standard"><text:s text:c="3"/><text:span text:style-name="T1"><text:s/>Використання IP-мережі:</text:span> iSCSI використовує стандартні IP-мережі для передачі даних, що дозволяє використовувати існуючу мережеву інфраструктуру без необхідності в додаткових інвестиціях у спеціалізоване обладнання.</text:p>
      <text:p text:style-name="Standard"/>
      <text:p text:style-name="Standard"><text:s text:c="4"/><text:span text:style-name="T1">Висока продуктивність:</text:span> За допомогою високошвидкісного Ethernet (наприклад, 10GbE), iSCSI може досягати високої продуктивності передачі даних, що робить його придатним для великих обсягів даних та вимогливих за ресурсами додатків.</text:p>
      <text:p text:style-name="Standard"/>
      <text:p text:style-name="Standard"><text:s text:c="4"/><text:span text:style-name="T1">Простота розгортання і управління: </text:span>iSCSI простий у розгортанні і налаштуванні, і може бути легко інтегрований у вже існуючі інфраструктури.</text:p>
      <text:p text:style-name="Standard"/>
      <text:p text:style-name="Standard"><text:s text:c="4"/><text:span text:style-name="T1">Гнучкість і масштабованість:</text:span> iSCSI може бути використаний для побудови різних архітектур зберігання даних, від простих пристроїв зберігання до складних масивів зберігання, і може масштабуватися з ростом потреб організації.</text:p>
      <text:p text:style-name="Standard"/>
      <text:p text:style-name="Standard"><text:tab/>Загалом, iSCSI є популярним протоколом передачі даних у сфері зберігання, оскільки він поєднує в собі високу продуктивність, простоту розгортання та гнучкість використання з існуючою мережевою інфраструктурою.</text:p>
      <text:p text:style-name="Standard"/>
      <text:p text:style-name="Standard"><text:span text:style-name="T2">9. </text:span><text:span text:style-name="T1">vMotion і Storage vMotion</text:span> - це дві функції, що надаються платформою віртуалізації VMware vSphere, які дозволяють живу міграцію віртуальних машин між фізичними серверами та зберігальними пристроями відповідно. Ось їх основні визначення:</text:p>
      <text:p text:style-name="Standard"/>
      <text:p text:style-name="Standard"><text:s text:c="4"/><text:span text:style-name="T1">vMotion:</text:span></text:p>
      <text:p text:style-name="Standard"><text:s text:c="8"/>vMotion - це функція, яка дозволяє переміщати живі віртуальні машини з одного фізичного сервера на інший без будь-якої перерви у роботі віртуальної машини. Всі дії, які відбуваються в момент переміщення, такі як введення/виведення даних, продовжуються без зупинки. vMotion забезпечує неперервну доступність віртуальних машин, оптимізує використання ресурсів і дозволяє проводити обслуговування серверів без зупинки сервісів.</text:p>
      <text:p text:style-name="Standard"/>
      <text:p text:style-name="Standard"><text:s text:c="2"/><text:span text:style-name="T1"><text:s text:c="2"/>Storage vMotion:</text:span></text:p>
      <text:p text:style-name="Standard"><text:s text:c="8"/>Storage vMotion - це функція, яка дозволяє переміщати віртуальні диски віртуальної машини між зберігальними пристроями без будь-якої перерви в роботі машини. Це дозволяє розподілити навантаження на зберігання, оптимізувати використання простору і забезпечити доступність даних без зупинки віртуальних машин.</text:p>
      <text:p text:style-name="Standard"/>
      <text:p text:style-name="Standard"><text:tab/>В обох випадках vMotion і Storage vMotion дозволяють адміністраторам віртуальної інфраструктури легко керувати ресурсами, забезпечуючи гнучкість, високу доступність і ефективне використання обчислювальних та зберігальних ресурсів.</text:p>
      <text:p text:style-name="Standard"/>
      <text:p text:style-name="Standard"><text:span text:style-name="T2">10. </text:span><text:span text:style-name="T1">vSphere та AWS </text:span>- це дві різні платформи для віртуалізації та хмарних обчислень, кожна зі своїми унікальними характеристиками та цільовим призначенням. Ось кілька ключових відмінностей між ними:</text:p>
      <text:p text:style-name="Standard"/>
      <text:p text:style-name="Standard"><text:tab/><text:span text:style-name="T1">Модель розгортання:</text:span></text:p>
      <text:p text:style-name="Standard"/>
      <text:p text:style-name="Standard"><text:soft-page-break/><text:tab/>vSphere - це локальна платформа віртуалізації, яка встановлюється та керується у власному дата-центрі або ІТ-інфраструктурі організації.</text:p>
      <text:p text:style-name="Standard"><text:tab/>AWS (Amazon Web Services) - це публічна хмарна платформа, яка надає ресурси та послуги через Інтернет на основі моделі "платформа як послуга" (PaaS) або "інфраструктура як послуга" (IaaS).</text:p>
      <text:p text:style-name="Standard"/>
      <text:p text:style-name="Standard"/>
      <text:p text:style-name="Standard"><text:tab/><text:span text:style-name="T1">Управління інфраструктурою:</text:span></text:p>
      <text:p text:style-name="Standard"/>
      <text:p text:style-name="Standard"><text:tab/>З vSphere організація несе відповідальність за управління та обслуговування власної фізичної інфраструктури, включаючи сервери, сховище та мережу.</text:p>
      <text:p text:style-name="Standard"><text:tab/>З AWS управління базовою інфраструктурою, такою як сервери, сховище та мережа, здійснюється AWS, а користувачі керують своїми віртуальними ресурсами та додатками.</text:p>
      <text:p text:style-name="Standard"/>
      <text:p text:style-name="Standard"/>
      <text:p text:style-name="Standard"><text:tab/><text:span text:style-name="T1">Масштабованість та еластичність:</text:span></text:p>
      <text:p text:style-name="Standard"/>
      <text:p text:style-name="Standard"><text:tab/>vSphere забезпечує масштабованість у межах наявної фізичної інфраструктури, і для додавання більшої ємності може знадобитися придбання та налаштування додаткового обладнання.</text:p>
      <text:p text:style-name="Standard"><text:tab/>AWS пропонує високу масштабованість та еластичність, дозволяючи користувачам швидко масштабувати ресурси вгору або вниз залежно від потреб, без необхідності керувати фізичною інфраструктурою.</text:p>
      <text:p text:style-name="Standard"/>
      <text:p text:style-name="Standard"/>
      <text:p text:style-name="Standard"><text:tab/><text:span text:style-name="T1">Послуги та функціональність:</text:span></text:p>
      <text:p text:style-name="Standard"/>
      <text:p text:style-name="Standard"><text:tab/>vSphere зосереджується на віртуалізації серверів, управлінні та оркеструванні віртуальних машин і пов'язаних ресурсів.</text:p>
      <text:p text:style-name="Standard"><text:tab/>AWS надає широкий спектр послуг поряд з віртуалізацією, включаючи сховище, бази даних, аналітику, машинне навчання, Інтернет речей (IoT) тощо.</text:p>
      <text:p text:style-name="Standard"/>
      <text:p text:style-name="Standard"/>
      <text:p text:style-name="Standard"><text:tab/><text:span text:style-name="T1">Ціноутворення:</text:span></text:p>
      <text:p text:style-name="Standard"/>
      <text:p text:style-name="Standard"><text:tab/>vSphere зазвичай передбачає значні попередні капітальні витрати на ліцензування програмного забезпечення, обладнання та інфраструктуру, а також постійні витрати на обслуговування.</text:p>
      <text:p text:style-name="Standard"><text:tab/>AWS використовує модель оплати за фактом використання, при якій користувачі платять лише за спожиті ресурси та послуги, що може бути економічно ефективнішим для робочих навантажень, які змінюються.</text:p>
      <text:p text:style-name="Standard"/>
      <text:p text:style-name="Standard"/>
      <text:p text:style-name="Standard"><text:tab/><text:span text:style-name="T1">Гібридні та мультихмарні можливості:</text:span></text:p>
      <text:p text:style-name="Standard"/>
      <text:p text:style-name="Standard"><text:tab/>vSphere має рішення, такі як VMware Cloud on AWS, які дозволяють розширювати локальні середовища vSphere до хмари AWS для гібридних розгортань.</text:p>
      <text:p text:style-name="Standard"><text:tab/>AWS надає послуги, такі як AWS Outposts, які дозволяють запускати послуги AWS у локальних середовищах для гібридних та мультихмарних сценаріїв.</text:p>
      <text:p text:style-name="Standard"/>
      <text:p text:style-name="Standard"/>
      <text:p text:style-name="Standard"/>
      <text:p text:style-name="Standard"><text:soft-page-break/><text:tab/><text:span text:style-name="T1">Вибір між vSphere та AWS</text:span> залежить від конкретних потреб організації, включаючи вимоги до контролю, масштабованість, бюджет та бажані послуги. vSphere часто використовується для традиційних локальних розгортань віртуалізації, тоді як AWS є популярним вибором для організацій, які прагнуть скористатися перевагами масштабованості, гнучкості та широкого спектру послуг публічної хмари.</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4T11:19:02.109000000</meta:creation-date>
    <dc:date>2024-06-04T11:25:21.890000000</dc:date>
    <meta:editing-duration>PT6M20S</meta:editing-duration>
    <meta:editing-cycles>1</meta:editing-cycles>
    <meta:generator>LibreOffice/7.5.3.2$Windows_X86_64 LibreOffice_project/9f56dff12ba03b9acd7730a5a481eea045e468f3</meta:generator>
    <meta:document-statistic meta:table-count="0" meta:image-count="0" meta:object-count="0" meta:page-count="6" meta:paragraph-count="73" meta:word-count="1717" meta:character-count="13950" meta:non-whitespace-character-count="12109"/>
  </office:meta>
</office:document-meta>
</file>